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color="#2a6099" loext:opacity="100%" style:font-name="Calibri" officeooo:paragraph-rsid="0016d905"/>
    </style:style>
    <style:style style:name="P2" style:family="paragraph" style:parent-style-name="Standard">
      <style:paragraph-properties fo:margin-top="0cm" fo:margin-bottom="0.499cm" style:contextual-spacing="false"/>
      <style:text-properties style:use-window-font-color="true" loext:opacity="0%" style:font-name="Calibri" officeooo:paragraph-rsid="0016d905"/>
    </style:style>
    <style:style style:name="P3" style:family="paragraph" style:parent-style-name="Standard">
      <style:paragraph-properties fo:margin-top="0cm" fo:margin-bottom="0.499cm" style:contextual-spacing="false"/>
      <style:text-properties style:font-name="Calibri" officeooo:paragraph-rsid="0016d905"/>
    </style:style>
    <style:style style:name="P4" style:family="paragraph" style:parent-style-name="Standard">
      <style:paragraph-properties fo:margin-top="0cm" fo:margin-bottom="0.499cm" style:contextual-spacing="false"/>
      <style:text-properties style:font-name="Calibri" officeooo:rsid="0016d905" officeooo:paragraph-rsid="0016d905"/>
    </style:style>
    <style:style style:name="P5" style:family="paragraph" style:parent-style-name="Text_20_body">
      <style:text-properties fo:color="#2a6099" loext:opacity="100%" style:font-name="Calibri"/>
    </style:style>
    <style:style style:name="P6" style:family="paragraph" style:parent-style-name="Text_20_body">
      <style:text-properties fo:color="#2a6099" loext:opacity="100%" style:font-name="Calibri" officeooo:rsid="00180499" officeooo:paragraph-rsid="00180499"/>
    </style:style>
    <style:style style:name="P7" style:family="paragraph" style:parent-style-name="Text_20_body">
      <style:text-properties style:use-window-font-color="true" loext:opacity="0%" style:font-name="Calibri" officeooo:paragraph-rsid="00180499"/>
    </style:style>
    <style:style style:name="P8" style:family="paragraph" style:parent-style-name="Text_20_body">
      <style:text-properties style:font-name="Calibri"/>
    </style:style>
    <style:style style:name="P9" style:family="paragraph" style:parent-style-name="Text_20_body">
      <style:text-properties style:font-name="Calibri" officeooo:rsid="00180499" officeooo:paragraph-rsid="00180499"/>
    </style:style>
    <style:style style:name="P10" style:family="paragraph" style:parent-style-name="Text_20_body">
      <style:text-properties style:font-name="Calibri" officeooo:rsid="00180499" officeooo:paragraph-rsid="00193615"/>
    </style:style>
    <style:style style:name="P11" style:family="paragraph" style:parent-style-name="Text_20_body">
      <style:text-properties style:font-name="Calibri" officeooo:rsid="00180499" officeooo:paragraph-rsid="0019f264"/>
    </style:style>
    <style:style style:name="T1" style:family="text">
      <style:text-properties officeooo:rsid="0016d905"/>
    </style:style>
    <style:style style:name="T2" style:family="text">
      <style:text-properties fo:color="#2a6099" loext:opacity="100%"/>
    </style:style>
    <style:style style:name="T3" style:family="text">
      <style:text-properties fo:color="#55308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1. Copia y valida el siguiente código indicando si está bien formado y es válido. En caso contrario, corrígelo indicando los errores encontrados.</text:span></text:p>
      <text:p text:style-name="P2">&lt;html xmlns="http://www.w3.org/1999/xhtml" lang="es" xml:lang="es"&gt;</text:p>
      <text:p text:style-name="P2"><text:s/>&lt;head&gt; </text:p>
      <text:p text:style-name="P2">&lt;meta http-equiv="Content-Type" content="text/html; charset=UTF-8" /&gt; </text:p>
      <text:p text:style-name="P2">&lt;link rel="shortcut icon" href="../favicon.ico" type="image/x-icon" /&gt; </text:p>
      <text:p text:style-name="P2">&lt;title&gt;Mi Sitio&lt;/title&gt; </text:p>
      <text:p text:style-name="P2">&lt;/head&gt; </text:p>
      <text:p text:style-name="P2">&lt;body&gt; </text:p>
      <text:p text:style-name="P2">&lt;p&gt;&lt;a href="portfolio/indice.html" title="Página principal de Mi Sitio" rel="index"&gt;Volver a la pagina principal&lt;/a&gt;</text:p>
      <text:p text:style-name="P2">&lt;/p&gt; &lt;h1&gt;Ultimos proyectos&lt;/h1&gt;</text:p>
      <text:p text:style-name="P2"><text:s/>&lt;p&gt;Lorem ipsum dolor sit amet, consectetuer adipiscing elit. Donec iaculis posuere justo. Nam vel neque.&lt;/p&gt; </text:p>
      <text:p text:style-name="P2">&lt;h3&gt;Proyecto 1&lt;/h3&gt; </text:p>
      <text:p text:style-name="P2">&lt;p&gt;Etiam consectetuer, mauris vitae cursus scelerisque, dui turpis dignissim justo, et euismod enim odio sit amet erat.&lt;/p&gt; </text:p>
      <text:p text:style-name="P2">&lt;p&gt;&lt;img src="../imagenes/proyecto1.png" title="Imagen del Proyecto 1" /&gt;</text:p>
      <text:p text:style-name="P2"><text:s/>&lt;h3&gt;Proyecto 2&lt;/h3&gt;</text:p>
      <text:p text:style-name="P2"><text:s/>&lt;p&gt;Etiam consectetuer, mauris vitae cursus scelerisque, dui turpis dignissim justo, et euismod enim odio sit amet erat.&lt;/p&gt;</text:p>
      <text:p text:style-name="P2"><text:s/>&lt;p&gt;&lt;img src="../imagenes/proyecto2.png" title="Imagen del Proyecto 2" /&gt;&lt;/p&gt;</text:p>
      <text:p text:style-name="P2"><text:s/>&lt;/body&gt; </text:p>
      <text:p text:style-name="P2">&lt;/html&gt;</text:p>
      <text:p text:style-name="P3"><text:span text:style-name="T1">Error: </text:span>&lt;!DOCTYPE html&gt;</text:p>
      <text:p text:style-name="P1"/>
      <text:p text:style-name="P1"/>
      <text:p text:style-name="P1"/>
      <text:p text:style-name="P1"><text:soft-page-break/>2. Copia y valida el siguiente código indicando si está bien formado y es válido. En caso contrario, corrígelo indicando los errores encontrados.</text:p>
      <text:p text:style-name="P4">&lt;?xml version="1.0" encoding="UTF-8"?&gt; </text:p>
      <text:p text:style-name="P4">&lt;html xmlns="http://www.w3.org/1999/xhtml" lang="es" xml:lang="es"&gt; </text:p>
      <text:p text:style-name="P4">&lt;head&gt; </text:p>
      <text:p text:style-name="P4">&lt;meta http-equiv="Content-Type" content="text/html; charset=UTF-8" /&gt; </text:p>
      <text:p text:style-name="P4">&lt;link rel="shortcut icon" href="../favicon.ico" type="image/x-icon" /&gt; </text:p>
      <text:p text:style-name="P4">&lt;title&gt;Mi Sitio&lt;/title&gt; </text:p>
      <text:p text:style-name="P4">&lt;body&gt; </text:p>
      <text:p text:style-name="P4">&lt;p&gt;&lt;a href="portfolio/indice.html" title="Página principal de Mi Sitio" rel="index"&gt;Volver a la pagina principal&lt;/a&gt;&lt;/p&gt; </text:p>
      <text:p text:style-name="P4">&lt;h1&gt;Ultimos proyectos&lt;/h1&gt; </text:p>
      <text:p text:style-name="P4">&lt;p&gt;Lorem ipsum dolor sit amet, consectetuer adipiscing elit. Donec iaculis posuere justo. Nam vel neque.&lt;/p&gt; </text:p>
      <text:p text:style-name="P4">&lt;h3&gt;Proyecto 1&lt;/h3&gt; </text:p>
      <text:p text:style-name="P4">&lt;br&gt; &lt;p&gt;Etiam consectetuer, mauris vitae cursus scelerisque, dui turpis dignissim justo, et euismod enim odio sit amet erat.&lt;/p&gt; </text:p>
      <text:p text:style-name="P3"><text:span text:style-name="T1">&lt;p&gt;&lt;a href="../imagenes/proyecto1.png" title="Imagen del Proyecto 1" type="image/png"&gt;Ver imagen del Proyecto 1&lt;/a&gt;&lt;/p&gt; </text:span></text:p>
      <text:p text:style-name="P3"><text:span text:style-name="T1">&lt;h3&gt;Proyecto 2&lt;/h3&gt; </text:span></text:p>
      <text:p text:style-name="P3"><text:span text:style-name="T1">&lt; P&gt;Etiam consectetuer, mauris vitae cursus scelerisque, dui turpis dignissim justo, et euismod enim odio sit amet erat.&lt;/p&gt; </text:span></text:p>
      <text:p text:style-name="P3"><text:span text:style-name="T1">&lt;p&gt;&lt;a href="../imagenes/proyecto2.png" title="Imagen del Proyecto 2" type="image/png"&gt;Ver imagen del Proyecto 2&lt;/a&gt;&lt;/p&gt; </text:span></text:p>
      <text:p text:style-name="P3"><text:span text:style-name="T1">&lt;/body&gt;</text:span></text:p>
      <text:p text:style-name="P4">Errores:</text:p>
      <text:p text:style-name="P3">Etiqueta &lt;!DOCTYPE html&gt;.</text:p>
      <text:p text:style-name="P3">Etiquetas &lt;p&gt;</text:p>
      <text:p text:style-name="P3"><text:span text:style-name="T1">E</text:span>tiqueta &lt;?xml version="1.0"encoding="UTF-8"?&gt;</text:p>
      <text:p text:style-name="P5"><text:soft-page-break/>3. Copia y valida el siguiente código indicando si está bien formadoy es válido. En caso contrario, corrígelo indicando los errores encontrados.</text:p>
      <text:p text:style-name="P7">&lt;html&gt; </text:p>
      <text:p text:style-name="P7">&lt;head&gt; </text:p>
      <text:p text:style-name="P7">&lt;title&gt; Convertir HTML a XHTML &lt;/head&gt; </text:p>
      <text:p text:style-name="P7">&lt;texto del cuerpo = azul&gt; </text:p>
      <text:p text:style-name="P7">&lt;h1&gt; Página XHTML &lt;/h1&gt; </text:p>
      <text:p text:style-name="P7">&lt;p&gt; &lt;b&gt; Es importante que su sitio esté actualizado con los estándares W3C más recientes. &lt;/p&gt; &lt;/b&gt;</text:p>
      <text:p text:style-name="P7"><text:s/>&lt;u&gt; Bienvenido &lt;/u&gt; a mi &lt;b&gt; página &lt;/b&gt;.</text:p>
      <text:p text:style-name="P7"><text:s/>&lt;br&gt; Espero que disfrutes &lt;i&gt; </text:p>
      <text:p text:style-name="P7">&lt;/i&gt; tu estancia. &lt;p&gt; &lt;font color = # 9900FF face = Arial size = + 2&gt; XHTML es similar a HTML &lt;/font&gt; &lt;/p&gt; </text:p>
      <text:p text:style-name="P7">&lt;a href=http://validator.w3.org/&gt; Validador &lt;/a&gt; </text:p>
      <text:p text:style-name="P7">&lt;/body&gt; </text:p>
      <text:p text:style-name="P7">&lt;/html</text:p>
      <text:p text:style-name="P8">DOCTYPE</text:p>
      <text:p text:style-name="P8"><text:span text:style-name="T1">Modificar</text:span> etiqueta html</text:p>
      <text:p text:style-name="P8"><text:span text:style-name="T1">Cerrar etiqueta</text:span> <text:span text:style-name="T1">tittle</text:span></text:p>
      <text:p text:style-name="P9">Cerrar etiqueta html final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4. Escribe un documento XHTML que muestra en una tabla información sobre los planetas del sistema solar. Información requerida: Nombre, imagen y distancia a la tierra.</text:p>
      <text:p text:style-name="P10">&lt;?xml version="1.0" encoding="UTF-8"?&gt; </text:p>
      <text:p text:style-name="P10">&lt;!DOCTYPE html PUBLIC&gt;</text:p>
      <text:p text:style-name="P10"><text:s/>&lt;html&gt; </text:p>
      <text:p text:style-name="P10">&lt;head&gt; </text:p>
      <text:p text:style-name="P10">&lt;meta http-equiv="Content-Type" content="text/html; charset=UTF-8" /&gt; </text:p>
      <text:p text:style-name="P10">&lt;/head&gt; </text:p>
      <text:p text:style-name="P10">&lt;body&gt; </text:p>
      <text:p text:style-name="P10">&lt;h1&gt;Planetas&lt;/h1&gt; </text:p>
      <text:p text:style-name="P10">&lt;h2&gt;Mercurio&lt;/h2&gt; </text:p>
      <text:p text:style-name="P10">&lt;a&gt;&lt;img href="Mercurio.jpg"&gt;&lt;/a&gt; </text:p>
      <text:p text:style-name="P10">&lt;h3&gt;Distancia a la tierra&lt;/h3&gt; </text:p>
      <text:p text:style-name="P10">&lt;p&gt;222 millones de kilómetros&lt;/p&gt; </text:p>
      <text:p text:style-name="P10">&lt;h2&gt;Venus&lt;/h2&gt;</text:p>
      <text:p text:style-name="P10"><text:s/>&lt;a&gt;&lt;img href="Venus.jpg"&gt;&lt;/a&gt; </text:p>
      <text:p text:style-name="P10">&lt;h3&gt;Distancia a la tierra&lt;/h3&gt; </text:p>
      <text:p text:style-name="P10">&lt;p&gt;40 millones de kilómetros&lt;/p&gt; </text:p>
      <text:p text:style-name="P10">&lt;h2&gt;Marte&lt;/h2&gt; </text:p>
      <text:p text:style-name="P10">&lt;a&gt;&lt;img href="Marte.jpg"&gt;&lt;/a&gt; </text:p>
      <text:p text:style-name="P10">&lt;h3&gt;Distancia a la tierra&lt;/h3&gt;</text:p>
      <text:p text:style-name="P10"><text:s/>&lt;p&gt;54 600 000 kilómetros&lt;/p&gt; </text:p>
      <text:p text:style-name="P10">&lt;h2&gt;Júpiter&lt;/h2&gt; </text:p>
      <text:p text:style-name="P10">&lt;a&gt;&lt;img href="Júpiter.jpg"&gt;&lt;/a&gt; </text:p>
      <text:p text:style-name="P10">&lt;h3&gt;Distancia a la tierra&lt;/h3&gt;</text:p>
      <text:p text:style-name="P10"><text:s/>&lt;p&gt;660 millones de kilómetros&lt;/p&gt; </text:p>
      <text:p text:style-name="P10">&lt;h2&gt;Saturno&lt;/h2&gt; </text:p>
      <text:p text:style-name="P10">&lt;a&gt;&lt;img href="Saturno.jpg"&gt;&lt;/a&gt; </text:p>
      <text:p text:style-name="P10">&lt;h3&gt;Distancia a la tierra&lt;/h3&gt;</text:p>
      <text:p text:style-name="P10"><text:s/>&lt;p&gt;1 275 000 000 de kilómetros&lt;/p&gt; </text:p>
      <text:p text:style-name="P10">&lt;h2&gt;Urano&lt;/h2&gt; </text:p>
      <text:p text:style-name="P10"><text:soft-page-break/>&lt;a&gt;&lt;img href="Urano.jpg"&gt;&lt;/a&gt; </text:p>
      <text:p text:style-name="P10">&lt;h3&gt;Distancia a la tierra&lt;/h3&gt;</text:p>
      <text:p text:style-name="P10"><text:s/>&lt;p&gt;4300 millones de kilómetros &lt;/p&gt; </text:p>
      <text:p text:style-name="P10">&lt;h2&gt;Neptuno&lt;/h2&gt; </text:p>
      <text:p text:style-name="P10">&lt;a&gt;&lt;img href="Neptuno.jpg"&gt;&lt;/a&gt;</text:p>
      <text:p text:style-name="P10"><text:s/>&lt;h3&gt;Distancia a la tierra&lt;/h3&gt; </text:p>
      <text:p text:style-name="P10">&lt;p&gt;4300 millones de kilómetros&lt;/p&gt; </text:p>
      <text:p text:style-name="P10">&lt;/body&gt; </text:p>
      <text:p text:style-name="P10">&lt;/html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5. Escribe un documento XHTML que permita mostrar la información de las mujeres que dan nombre a las distintas aulas del centro.</text:p>
      <text:p text:style-name="P11">&lt;?xml version="1.0" encoding="UTF-8"?&gt; </text:p>
      <text:p text:style-name="P11">&lt;!DOCTYPE html PUBLIC&gt; </text:p>
      <text:p text:style-name="P11">&lt;html&gt; </text:p>
      <text:p text:style-name="P11">&lt;head&gt; </text:p>
      <text:p text:style-name="P11">&lt;meta http-equiv="Content-Type" content="text/html; charset=UTF-8" /&gt; </text:p>
      <text:p text:style-name="P11">&lt;/head&gt;</text:p>
      <text:p text:style-name="P11"><text:s/>&lt;body&gt;</text:p>
      <text:p text:style-name="P11"><text:s/>&lt;h1&gt;Aulas&lt;/h1&gt;</text:p>
      <text:p text:style-name="P11"><text:s/>&lt;h2&gt;Aula 110&lt;/h2&gt;</text:p>
      <text:p text:style-name="P11"><text:s/>&lt;h3&gt;María Fernanda Rodríguez&lt;/h3&gt;</text:p>
      <text:p text:style-name="P11"><text:s/>&lt;h2&gt;Aula 111&lt;/h2&gt; </text:p>
      <text:p text:style-name="P11">&lt;h3&gt;Gema Fernández&lt;/h3&gt;</text:p>
      <text:p text:style-name="P11"><text:s/>&lt;h2&gt;Aula 112&lt;/h2&gt; </text:p>
      <text:p text:style-name="P11">&lt;h3&gt;Paula Gálvez&lt;/h3&gt;</text:p>
      <text:p text:style-name="P11"><text:s/>&lt;h2&gt;Aula 113&lt;/h2&gt; </text:p>
      <text:p text:style-name="P11">&lt;h3&gt;Amalia Ochoa&lt;/h3&gt; </text:p>
      <text:p text:style-name="P11">&lt;h2&gt;Aula 114&lt;/h2&gt;</text:p>
      <text:p text:style-name="P11"><text:s/>&lt;h3&gt;Blanca Cobos&lt;/h3&gt;</text:p>
      <text:p text:style-name="P11"><text:s/>&lt;h2&gt;Aula 115&lt;/h2&gt; </text:p>
      <text:p text:style-name="P11">&lt;h3&gt;Alejandra Martín&lt;/h3&gt;</text:p>
      <text:p text:style-name="P11"><text:s/>&lt;h2&gt;Aula 116&lt;/h2&gt; </text:p>
      <text:p text:style-name="P11">&lt;h3&gt;Lucía Pérez&lt;/h3&gt;</text:p>
      <text:p text:style-name="P11"><text:s/>&lt;/body&gt; </text:p>
      <text:p text:style-name="P11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01:35:19.344000000</meta:creation-date>
    <dc:date>2022-05-21T02:18:58.462000000</dc:date>
    <meta:editing-duration>PT2M38S</meta:editing-duration>
    <meta:editing-cycles>1</meta:editing-cycles>
    <meta:document-statistic meta:table-count="0" meta:image-count="0" meta:object-count="0" meta:page-count="6" meta:paragraph-count="123" meta:word-count="578" meta:character-count="4883" meta:non-whitespace-character-count="4325"/>
    <meta:generator>LibreOffice/7.2.1.2$Windows_X86_64 LibreOffice_project/87b77fad49947c1441b67c559c339af8f3517e22</meta:generator>
  </office:meta>
</office:document-meta>
</file>